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variant="normal" fo:text-transform="none" fo:color="#000000" style:font-name="Liberation Serif" fo:font-size="14pt" fo:letter-spacing="normal" fo:font-style="normal" fo:font-weight="bold" officeooo:rsid="00239659" officeooo:paragraph-rsid="00239659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variant="normal" fo:text-transform="none" fo:color="#000000" style:font-name="Liberation Serif" fo:font-size="14pt" fo:letter-spacing="normal" fo:font-style="normal" fo:font-weight="bold" officeooo:rsid="0025e775" officeooo:paragraph-rsid="0025e775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variant="normal" fo:text-transform="none" fo:color="#000000" style:font-name="Liberation Serif" fo:font-size="13pt" fo:letter-spacing="normal" fo:font-style="normal" fo:font-weight="bold" officeooo:rsid="0026edc6" officeooo:paragraph-rsid="0026edc6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f21de" officeooo:paragraph-rsid="001f21de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f21de" officeooo:paragraph-rsid="001f21de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normal" officeooo:rsid="001f21de" officeooo:paragraph-rsid="001f21d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bold" officeooo:rsid="001f21de" officeooo:paragraph-rsid="001f21de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style="normal" fo:font-weight="normal" officeooo:rsid="002275a5" officeooo:paragraph-rsid="001f98bd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style="normal" fo:font-weight="normal" officeooo:rsid="002275a5" officeooo:paragraph-rsid="002275a5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style="normal" fo:font-weight="normal" officeooo:rsid="00239659" officeooo:paragraph-rsid="00239659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1f21de" officeooo:paragraph-rsid="001f98bd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275a5" officeooo:paragraph-rsid="002275a5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39659" officeooo:paragraph-rsid="00239659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5e775" officeooo:paragraph-rsid="0025e775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7e20f" officeooo:paragraph-rsid="0026edc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93cf3" officeooo:paragraph-rsid="00297589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5e775" officeooo:paragraph-rsid="0025e775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6edc6" officeooo:paragraph-rsid="0026edc6"/>
    </style:style>
    <style:style style:name="P1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weight="normal" officeooo:rsid="001f98bd" officeooo:paragraph-rsid="001f98bd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13pt" fo:font-weight="normal" officeooo:rsid="0026edc6" officeooo:paragraph-rsid="0026edc6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style="normal" fo:font-weight="normal" officeooo:rsid="002275a5" officeooo:paragraph-rsid="002275a5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style="normal" fo:font-weight="normal" officeooo:rsid="00239659" officeooo:paragraph-rsid="00239659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color="#000000" style:font-name="Liberation Serif" fo:font-size="13pt" fo:font-weight="bold" officeooo:rsid="001f21de" officeooo:paragraph-rsid="001f21de" style:font-size-asian="13pt" style:font-weight-asian="bold" style:font-size-complex="13pt" style:font-weight-complex="bold"/>
    </style:style>
    <style:style style:name="P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color="#000000" style:font-name="Liberation Serif" fo:font-size="13pt" fo:font-weight="bold" officeooo:rsid="001f21de" officeooo:paragraph-rsid="001f98bd" style:font-size-asian="13pt" style:font-weight-asian="bold" style:font-size-complex="13pt" style:font-weight-complex="bold"/>
    </style:style>
    <style:style style:name="P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275a5" officeooo:paragraph-rsid="002275a5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39659" officeooo:paragraph-rsid="00239659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5e775" officeooo:paragraph-rsid="0025e775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5e775" officeooo:paragraph-rsid="0025e775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5e775" officeooo:paragraph-rsid="0025e775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93cf3" officeooo:paragraph-rsid="00297589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3pt" fo:letter-spacing="normal" fo:font-style="normal" fo:font-weight="normal" officeooo:rsid="00297589" officeooo:paragraph-rsid="00297589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239659" officeooo:paragraph-rsid="00239659"/>
    </style:style>
    <style:style style:name="P3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297589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0pt" fo:font-weight="bold" officeooo:rsid="001f21de" officeooo:paragraph-rsid="001f21de" style:font-size-asian="8.75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0pt" fo:font-weight="normal" officeooo:rsid="001f21de" officeooo:paragraph-rsid="001f21de" style:font-size-asian="8.75pt" style:font-weight-asian="normal" style:font-size-complex="10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f21de" officeooo:paragraph-rsid="001f21de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275a5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1f98bd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fo:font-weight="normal" officeooo:rsid="002275a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officeooo:rsid="00297589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3pt" fo:letter-spacing="normal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14" style:family="text">
      <style:text-properties fo:font-variant="normal" fo:text-transform="none" fo:color="#000000" style:font-name="Liberation Serif" fo:letter-spacing="normal" fo:font-style="normal" style:font-style-asian="normal" style:font-style-complex="normal"/>
    </style:style>
    <style:style style:name="T15" style:family="text">
      <style:text-properties fo:font-variant="normal" fo:text-transform="none" fo:color="#000000" style:font-name="Liberation Serif" fo:letter-spacing="normal" fo:font-style="normal" officeooo:rsid="0027e20f" style:font-style-asian="normal" style:font-style-complex="normal"/>
    </style:style>
    <style:style style:name="T16" style:family="text">
      <style:text-properties officeooo:rsid="00297589"/>
    </style:style>
    <style:style style:name="T17" style:family="text">
      <style:text-properties officeooo:rsid="002b4e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Objetos <text:span text:style-name="T17">e Classes</text:span></text:p>
      <text:p text:style-name="P35"><text:a xlink:type="simple" xlink:href="https://www.hackerrank.com/challenges/js10-objects/topics/javascript-objects" text:style-name="Internet_20_link" text:visited-style-name="Visited_20_Internet_20_Link">https://www.hackerrank.com/challenges/js10-objects/topics/javascript-objects</text:a></text:p>
      <text:p text:style-name="P34"><text:a xlink:type="simple" xlink:href="https://www.hackerrank.com/challenges/js10-class/topics/javascript-classes" text:style-name="Internet_20_link" text:visited-style-name="Visited_20_Internet_20_Link"><text:span text:style-name="T1">https://www.hackerrank.com/challenges/js10-class/topics/javascript-classes</text:span></text:a></text:p>
      <text:p text:style-name="P4"/>
      <text:p text:style-name="P5">Objeto:<text:span text:style-name="T1"> Conjunto de Propriedades</text:span></text:p>
      <text:p text:style-name="P5">Propriedade:<text:span text:style-name="T1"> Uma associação entre um nome (uma chave) e um valor. Quando o valor <text:tab/><text:tab/><text:tab/> <text:s text:c="5"/>associado com uma chave é uma função chamamos a essa propriedade </text:span><text:span text:style-name="T2">método</text:span><text:span text:style-name="T5">.</text:span></text:p>
      <text:p text:style-name="P6"/>
      <text:p text:style-name="P7"/>
      <text:p text:style-name="P7">Definir Objetos:</text:p>
      <text:list xml:id="list1336408143" text:style-name="L1">
        <text:list-item>
          <text:p text:style-name="P19"><text:span text:style-name="T3">var </text:span><text:span text:style-name="T4">nomeObjeto = {prop1: ‘str1’, prop2: int2} → Define um Objeto</text:span></text:p>
        </text:list-item>
      </text:list>
      <text:p text:style-name="P8"/>
      <text:list xml:id="list201252620489228" text:continue-numbering="true" text:style-name="L1">
        <text:list-item>
          <text:p text:style-name="P21">var nomeObjeto = new Object() → Cria um Objeto Vazio</text:p>
        </text:list-item>
        <text:list-item>
          <text:p text:style-name="P21">var nomeObjeto = Object.create(objetoModelo) → Cria um objeto cópia do objetoModelo</text:p>
        </text:list-item>
      </text:list>
      <text:p text:style-name="P9"/>
      <text:list xml:id="list201251996388556" text:continue-numbering="true" text:style-name="L1">
        <text:list-item>
          <text:p text:style-name="P21">var nomeObjeto = funçãoGeradora(param1, param2) → Cria um objeto usando os <text:tab/><text:tab/><text:tab/><text:tab/><text:tab/><text:tab/><text:tab/><text:tab/><text:tab/><text:tab/> <text:s text:c="2"/>parâmetros passados</text:p>
          <text:list>
            <text:list-item>
              <text:p text:style-name="P22">function funçãoGeradora (p1, p2) {</text:p>
            </text:list-item>
          </text:list>
        </text:list-item>
      </text:list>
      <text:p text:style-name="P10"><text:tab/><text:tab/> <text:s text:c="2"/>this.p1 = p1</text:p>
      <text:p text:style-name="P10"><text:tab/><text:tab/> <text:s text:c="2"/>this.p2 = p2</text:p>
      <text:p text:style-name="P10"><text:tab/> <text:s text:c="4"/>}</text:p>
      <text:p text:style-name="P6"/>
      <text:p text:style-name="P6"/>
      <text:p text:style-name="P7">Interagir com Objetos:</text:p>
      <text:list xml:id="list661726352" text:style-name="L2">
        <text:list-item>
          <text:p text:style-name="P23"><text:span text:style-name="T7">nomeObjeto</text:span><text:span text:style-name="T6">.</text:span><text:span text:style-name="T7">nomePropriedade</text:span><text:span text:style-name="T6"> <text:tab/>→ Acede à propriedade de forma fixa</text:span></text:p>
        </text:list-item>
        <text:list-item>
          <text:p text:style-name="P24"><text:span text:style-name="T7">nomeObjeto</text:span><text:span text:style-name="T6">[‘</text:span><text:span text:style-name="T7">nomePropriedade</text:span><text:span text:style-name="T6">’] → Acede à propriedade de forma dinâmica (e é a única forma <text:tab/><text:tab/><text:tab/><text:tab/><text:tab/> <text:s text:c="4"/>de aceder a propriedades cujo nome comece com um <text:tab/><text:tab/><text:tab/><text:tab/><text:tab/><text:tab/> <text:s text:c="4"/>número, contêm um espaço ou hífen, etc.)</text:span></text:p>
        </text:list-item>
      </text:list>
      <text:p text:style-name="P11"/>
      <text:list xml:id="list201253659252233" text:continue-numbering="true" text:style-name="L2">
        <text:list-item>
          <text:p text:style-name="P25">nomeObjeto.novaPropriedade = var1 → Cria uma nova propriedade no Objeto</text:p>
        </text:list-item>
      </text:list>
      <text:p text:style-name="P12"/>
      <text:p text:style-name="P12"/>
      <text:p text:style-name="P1">Simular Classes usando Objetos:</text:p>
      <text:list xml:id="list1146489003" text:style-name="L3">
        <text:list-item>
          <text:p text:style-name="P26">Depois de definir uma função geradora, podemos adicionar um método da seguinte forma:</text:p>
          <text:list>
            <text:list-item>
              <text:p text:style-name="P26">funçãoGeradora.prototype.acederAoP1 = function() {return ‘P1 é ’ + this.p1}</text:p>
            </text:list-item>
            <text:list-item>
              <text:p text:style-name="P32"><text:span text:style-name="T8">Usa-se o prototype pois dessa forma o método estará disponível para todas as </text:span><text:span text:style-name="T13">instances</text:span><text:span text:style-name="T8"> da função Geradora, sem que o método tenha que ser redifinido de cada vez que Geramos um objeto.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">Criar Classes:</text:p>
      <text:list xml:id="list3882328436" text:style-name="L4">
        <text:list-item>
          <text:p text:style-name="P27">class NomeClasse {</text:p>
        </text:list-item>
      </text:list>
      <text:p text:style-name="P14"><text:tab/><text:tab/>constructor(p1, p2) {</text:p>
      <text:p text:style-name="P14"><text:tab/><text:tab/><text:tab/>this.p1 = p1</text:p>
      <text:p text:style-name="P14"><text:tab/><text:tab/><text:tab/>this.p2 = p2</text:p>
      <text:p text:style-name="P14"><text:tab/><text:tab/>getParams() {</text:p>
      <text:p text:style-name="P14"><text:tab/><text:tab/><text:tab/>return ‘Este são os parâmetros ’ + p1 + ‘, ’ + p2 </text:p>
      <text:p text:style-name="P14"><text:tab/><text:tab/>}</text:p>
      <text:p text:style-name="P14"><text:tab/>}</text:p>
      <text:p text:style-name="P14"><text:tab/>let p = new NomeClasse(1, 2)</text:p>
      <text:list xml:id="list456737640" text:style-name="L5">
        <text:list-item>
          <text:list>
            <text:list-item>
              <text:p text:style-name="P30">As funções nas classes são os chamados métodos, <text:span text:style-name="T16">neste caso é um prototype.</text:span></text:p>
            </text:list-item>
          </text:list>
        </text:list-item>
      </text:list>
      <text:p text:style-name="P16"/>
      <text:list xml:id="list201253377997213" text:continue-numbering="true" text:style-name="L5">
        <text:list-item>
          <text:list>
            <text:list-item>
              <text:p text:style-name="P28">Nota: As funções sofrem Içamento, as Classes não (as funções podem ser chamadas antes de ser declaradas)</text:p>
            </text:list-item>
          </text:list>
        </text:list-item>
      </text:list>
      <text:p text:style-name="P14"/>
      <text:list xml:id="list201253659442030" text:continue-numbering="true" text:style-name="L5">
        <text:list-item>
          <text:p text:style-name="P31">Podemos adicionar métodos prototype a uma Classe da seguinte forma:</text:p>
          <text:list>
            <text:list-item>
              <text:p text:style-name="P33"><text:span text:style-name="T9">nome</text:span><text:span text:style-name="T10">Classe</text:span><text:span text:style-name="T9">.</text:span><text:span text:style-name="T10">protoype</text:span><text:span text:style-name="T9">.nov</text:span><text:span text:style-name="T10">oMétodo = function(userInput) {return userInput} </text:span></text:p>
            </text:list-item>
          </text:list>
        </text:list-item>
      </text:list>
      <text:p text:style-name="P14"/>
      <text:p text:style-name="P14"/>
      <text:list xml:id="list201254040178599" text:continue-numbering="true" text:style-name="L5">
        <text:list-item>
          <text:p text:style-name="P28">Podemos criar métodos estáticos de Classes, que não podem ser chamados numa instância da Class, mas apenas através do nome da Class, exemplo:</text:p>
        </text:list-item>
      </text:list>
      <text:p text:style-name="P14"><text:tab/></text:p>
      <text:p text:style-name="P14"><text:tab/>class Point {</text:p>
      <text:p text:style-name="P14"><text:s text:c="4"/><text:tab/><text:tab/>constructor(x, y) {</text:p>
      <text:p text:style-name="P14"><text:s text:c="8"/><text:tab/><text:tab/><text:tab/>this.x = x</text:p>
      <text:p text:style-name="P14"><text:s text:c="7"/><text:tab/><text:tab/><text:tab/>this.y = y</text:p>
      <text:p text:style-name="P14"><text:s text:c="4"/><text:tab/><text:tab/>}</text:p>
      <text:p text:style-name="P14"><text:s text:c="4"/><text:tab/><text:tab/>static distance(a, b) {</text:p>
      <text:p text:style-name="P14"><text:s text:c="8"/><text:tab/><text:tab/><text:tab/>const dx = a.x - b.x</text:p>
      <text:p text:style-name="P14"><text:s text:c="8"/><text:tab/><text:tab/><text:tab/>const dy = a.y - b.y</text:p>
      <text:p text:style-name="P14"><text:s text:c="8"/><text:tab/><text:tab/><text:tab/>return Math.sqrt(dx * dx + dy * dy)</text:p>
      <text:p text:style-name="P14"><text:s text:c="4"/><text:tab/><text:tab/>}</text:p>
      <text:p text:style-name="P14"><text:tab/>}</text:p>
      <text:p text:style-name="P14"/>
      <text:p text:style-name="P14"><text:tab/>const p1 = new Point(5, 5)</text:p>
      <text:p text:style-name="P14"><text:tab/>const p2 = new Point(10, 10)</text:p>
      <text:p text:style-name="P14"/>
      <text:p text:style-name="P14"><text:tab/>// The correct way to call a static method</text:p>
      <text:p text:style-name="P14"><text:tab/>console.log(Point.distance(p1, p2))<text:span text:style-name="T16">x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Subclasses:</text:p>
      <text:list xml:id="list4213341746" text:style-name="L6">
        <text:list-item>
          <text:p text:style-name="P29">Podemos criar subclasses, que recebem da superclasse as suas propriedade, podendo adicionar mais ou alterar existêntes:</text:p>
        </text:list-item>
      </text:list>
      <text:p text:style-name="P14"/>
      <text:p text:style-name="P14"><text:tab/>class Animal {</text:p>
      <text:p text:style-name="P14"><text:s text:c="4"/><text:tab/><text:tab/>constructor(name) {</text:p>
      <text:p text:style-name="P14"><text:s text:c="8"/><text:tab/><text:tab/><text:tab/>this.name = name</text:p>
      <text:p text:style-name="P14"><text:s text:c="4"/><text:tab/><text:tab/>}</text:p>
      <text:p text:style-name="P14"><text:s text:c="3"/><text:tab/> <text:tab/>speak() {</text:p>
      <text:p text:style-name="P14"><text:s text:c="8"/><text:tab/><text:tab/><text:tab/>console.log(this.name, 'speaks.')</text:p>
      <text:p text:style-name="P14"><text:s text:c="4"/><text:tab/><text:tab/>}</text:p>
      <text:p text:style-name="P14"><text:tab/>}</text:p>
      <text:p text:style-name="P14"/>
      <text:p text:style-name="P17"><text:span text:style-name="T8"><text:tab/>class Dog </text:span><text:span text:style-name="T11">extends</text:span><text:span text:style-name="T8"> Animal {</text:span></text:p>
      <text:p text:style-name="P14"><text:s text:c="4"/><text:tab/><text:tab/>speak() {</text:p>
      <text:p text:style-name="P18"><text:span text:style-name="T8"><text:tab/><text:tab/><text:tab/></text:span><text:span text:style-name="T11">super</text:span><text:span text:style-name="T12">.speak() → Executa a função speak da classe pai</text:span></text:p>
      <text:p text:style-name="P14"><text:s text:c="8"/><text:tab/><text:tab/><text:tab/>console.log(this.name, 'barks.')</text:p>
      <text:p text:style-name="P14"><text:s text:c="4"/><text:tab/><text:tab/>}</text:p>
      <text:p text:style-name="P14"><text:tab/>}</text:p>
      <text:p text:style-name="P14"/>
      <text:p text:style-name="P14"><text:tab/>let spot = new Dog('Spot')</text:p>
      <text:p text:style-name="P14"><text:tab/>spot.speak()</text:p>
      <text:p text:style-name="P14"/>
      <text:p text:style-name="P14"><text:tab/>spot = new Animal('Spot')</text:p>
      <text:p text:style-name="P14"><text:tab/>spot.speak()</text:p>
      <text:p text:style-name="P14"><text:tab/></text:p>
      <text:p text:style-name="P14"/>
      <text:list xml:id="list2127798858" text:style-name="L7">
        <text:list-item>
          <text:p text:style-name="P20"><text:span text:style-name="T14">Chamando super(ClassPai), iremos chamar o constructor da ClassePai, o que nos pode ajudar a definir um classe filho, </text:span><text:span text:style-name="T15">caso queiramos acrescentar propriedades, seguindo a class Animal definida acima:</text:span></text:p>
        </text:list-item>
      </text:list>
      <text:p text:style-name="P15"/>
      <text:p text:style-name="P15"><text:tab/>class Dog extends Animal {</text:p>
      <text:p text:style-name="P15"><text:s text:c="4"/><text:tab/><text:tab/>constructor(name, collarColor) {</text:p>
      <text:p text:style-name="P15"><text:s text:c="7"/><text:tab/><text:tab/> <text:tab/>super(name);</text:p>
      <text:p text:style-name="P15"><text:s text:c="8"/><text:tab/><text:tab/><text:tab/>this.animalType = 'Dog';</text:p>
      <text:p text:style-name="P15"><text:s text:c="8"/><text:tab/><text:tab/><text:tab/>this.collarColor = collarColor;</text:p>
      <text:p text:style-name="P15"><text:s text:c="4"/><text:tab/><text:tab/>}</text:p>
      <text:p text:style-name="P15"><text:s text:c="4"/><text:tab/><text:tab/>speak() {</text:p>
      <text:p text:style-name="P15"><text:s text:c="8"/><text:tab/><text:tab/><text:tab/>console.log(this.name, 'barks.');</text:p>
      <text:p text:style-name="P15"><text:s text:c="4"/><text:tab/><text:tab/>}</text:p>
      <text:p text:style-name="P15"><text:soft-page-break/><text:s text:c="4"/><text:tab/><text:tab/>collar() {</text:p>
      <text:p text:style-name="P15"><text:s text:c="8"/><text:tab/><text:tab/><text:tab/>console.log(this.name, 'has a', this.collarColor, 'collar.');</text:p>
      <text:p text:style-name="P15"><text:s text:c="4"/><text:tab/><text:tab/>}</text:p>
      <text:p text:style-name="P15"><text:tab/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1:18:26.634000000</meta:creation-date>
    <meta:generator>LibreOffice/6.0.7.3$Windows_X86_64 LibreOffice_project/dc89aa7a9eabfd848af146d5086077aeed2ae4a5</meta:generator>
    <meta:editing-duration>PT47M22S</meta:editing-duration>
    <meta:editing-cycles>12</meta:editing-cycles>
    <dc:title>Modelo 1</dc:title>
    <dc:date>2020-10-11T20:12:51.797000000</dc:date>
    <meta:document-statistic meta:table-count="0" meta:image-count="0" meta:object-count="0" meta:page-count="4" meta:paragraph-count="88" meta:word-count="509" meta:character-count="3554" meta:non-whitespace-character-count="2812"/>
    <meta:template xlink:type="simple" xlink:actuate="onRequest" xlink:title="Modelo 1" xlink:href="../../../../../../AppData/Roaming/LibreOffice/4/user/template/Modelo%201.ott" meta:date="2020-08-11T21:18:26.376000000"/>
  </office:meta>
</office:document-meta>
</file>